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ndale Sans UI1" svg:font-family="'Andale Sans UI'"/>
    <style:font-face style:name="StarSymbol" svg:font-family="StarSymbol"/>
    <style:font-face style:name="Nimbus Roman No9 L" svg:font-family="'Nimbus Roman No9 L'" style:font-adornments="Běžné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Tučné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List_20_1"/>
    <style:style style:name="P6" style:family="paragraph" style:parent-style-name="Text_20_body" style:list-style-name="List_20_1"/>
    <style:style style:name="P7" style:family="paragraph" style:parent-style-name="Text_20_body" style:list-style-name="List_20_1"/>
    <style:style style:name="P8" style:family="paragraph" style:parent-style-name="Text_20_body" style:list-style-name="List_20_1"/>
    <style:style style:name="P9" style:family="paragraph" style:parent-style-name="Text_20_body" style:list-style-name="List_20_1"/>
    <style:style style:name="P10" style:family="paragraph" style:parent-style-name="Text_20_body" style:list-style-name="List_20_1"/>
    <style:style style:name="P11" style:family="paragraph" style:parent-style-name="Text_20_body" style:list-style-name="List_20_1"/>
    <style:style style:name="P12" style:family="paragraph" style:parent-style-name="Text_20_body" style:list-style-name="List_20_1"/>
    <style:style style:name="P13" style:family="paragraph" style:parent-style-name="Text_20_body" style:list-style-name="List_20_1"/>
    <style:style style:name="P14" style:family="paragraph" style:parent-style-name="Text_20_body" style:list-style-name="List_20_1"/>
    <style:style style:name="P15" style:family="paragraph" style:parent-style-name="Text_20_body" style:list-style-name="List_20_1"/>
    <style:style style:name="P16" style:family="paragraph" style:parent-style-name="Text_20_body" style:list-style-name="List_20_1"/>
    <style:style style:name="P17" style:family="paragraph" style:parent-style-name="Text_20_body" style:list-style-name="List_20_1"/>
    <style:style style:name="P18" style:family="paragraph" style:parent-style-name="Text_20_body" style:list-style-name="List_20_1"/>
    <style:style style:name="P19" style:family="paragraph" style:parent-style-name="Text_20_body" style:list-style-name="List_20_1"/>
    <style:style style:name="P20" style:family="paragraph" style:parent-style-name="Text_20_body" style:list-style-name="List_20_1"/>
    <style:style style:name="P21" style:family="paragraph" style:parent-style-name="Text_20_body" style:list-style-name="List_20_1"/>
    <style:style style:name="P22" style:family="paragraph" style:parent-style-name="Text_20_body" style:list-style-name="List_20_1"/>
    <style:style style:name="P23" style:family="paragraph" style:parent-style-name="Text_20_body" style:list-style-name="List_20_1">
      <style:text-properties fo:font-style="italic" style:font-style-asian="italic" style:font-style-complex="italic"/>
    </style:style>
    <style:style style:name="P24" style:family="paragraph" style:parent-style-name="Text_20_body" style:list-style-name="List_20_1">
      <style:text-properties fo:font-weight="bold" style:font-weight-asian="bold" style:font-weight-complex="bold"/>
    </style:style>
    <style:style style:name="P25" style:family="paragraph" style:parent-style-name="Text_20_body" style:list-style-name="List_20_1">
      <style:text-properties fo:font-weight="bold" style:font-weight-asian="bold" style:font-weight-complex="bold"/>
    </style:style>
    <style:style style:name="P26" style:family="paragraph" style:parent-style-name="Text_20_body" style:list-style-name="List_20_1">
      <style:text-properties fo:font-weight="bold" style:font-weight-asian="bold" style:font-weight-complex="bold"/>
    </style:style>
    <style:style style:name="P27" style:family="paragraph" style:parent-style-name="Text_20_body" style:list-style-name="List_20_1">
      <style:text-properties fo:font-weight="bold" style:font-weight-asian="bold" style:font-weight-complex="bold"/>
    </style:style>
    <style:style style:name="P28" style:family="paragraph" style:parent-style-name="Text_20_body" style:list-style-name="List_20_1">
      <style:text-properties fo:font-weight="bold" style:font-weight-asian="bold" style:font-weight-complex="bold"/>
    </style:style>
    <style:style style:name="P29" style:family="paragraph" style:parent-style-name="Text_20_body" style:list-style-name="List_20_1">
      <style:text-properties fo:font-weight="bold" style:font-weight-asian="bold" style:font-weight-complex="bold"/>
    </style:style>
    <style:style style:name="P30" style:family="paragraph" style:parent-style-name="Text_20_body" style:list-style-name="List_20_1">
      <style:text-properties fo:font-weight="bold" style:font-weight-asian="bold" style:font-weight-complex="bold"/>
    </style:style>
    <style:style style:name="P31" style:family="paragraph" style:parent-style-name="Text_20_body" style:list-style-name="List_20_1">
      <style:text-properties fo:font-weight="bold" style:font-weight-asian="bold" style:font-weight-complex="bold"/>
    </style:style>
    <style:style style:name="P32" style:family="paragraph" style:parent-style-name="Text_20_body" style:list-style-name="List_20_1"/>
    <style:style style:name="P33" style:family="paragraph" style:parent-style-name="Text_20_body" style:list-style-name="List_20_1"/>
    <style:style style:name="P34" style:family="paragraph" style:parent-style-name="Text_20_body" style:list-style-name="List_20_1"/>
    <style:style style:name="P35" style:family="paragraph" style:parent-style-name="Text_20_body" style:list-style-name="List_20_1"/>
    <style:style style:name="P36" style:family="paragraph" style:parent-style-name="Text_20_body" style:list-style-name="List_20_1"/>
    <style:style style:name="P37" style:family="paragraph" style:parent-style-name="Text_20_body" style:list-style-name="List_20_1"/>
    <style:style style:name="P38" style:family="paragraph" style:parent-style-name="Text_20_body" style:list-style-name="List_20_1"/>
    <style:style style:name="P39" style:family="paragraph" style:parent-style-name="Text_20_body" style:list-style-name="List_20_1"/>
    <style:style style:name="P40" style:family="paragraph" style:parent-style-name="Text_20_body" style:list-style-name="List_20_1"/>
    <style:style style:name="P41" style:family="paragraph" style:parent-style-name="Text_20_body" style:list-style-name="List_20_1"/>
    <style:style style:name="P42" style:family="paragraph" style:parent-style-name="Text_20_body" style:list-style-name="List_20_1"/>
    <style:style style:name="P43" style:family="paragraph" style:parent-style-name="Text_20_body" style:list-style-name="List_20_1"/>
    <style:style style:name="P44" style:family="paragraph" style:parent-style-name="Text_20_body" style:list-style-name="List_20_1"/>
    <style:style style:name="P45" style:family="paragraph" style:parent-style-name="Text_20_body" style:list-style-name="List_20_1"/>
    <style:style style:name="P46" style:family="paragraph" style:parent-style-name="Text_20_body" style:list-style-name="List_20_1"/>
    <style:style style:name="P47" style:family="paragraph" style:parent-style-name="Text_20_body" style:list-style-name="List_20_1"/>
    <style:style style:name="P48" style:family="paragraph" style:parent-style-name="Text_20_body" style:list-style-name="List_20_1"/>
    <style:style style:name="P49" style:family="paragraph" style:parent-style-name="Text_20_body" style:list-style-name="List_20_1"/>
    <style:style style:name="P50" style:family="paragraph" style:parent-style-name="Text_20_body" style:list-style-name="List_20_1"/>
    <style:style style:name="P51" style:family="paragraph" style:parent-style-name="Text_20_body" style:list-style-name="List_20_1"/>
    <style:style style:name="P52" style:family="paragraph" style:parent-style-name="Text_20_body" style:list-style-name="List_20_1"/>
    <style:style style:name="P53" style:family="paragraph" style:parent-style-name="Text_20_body" style:list-style-name="List_20_1"/>
    <style:style style:name="P54" style:family="paragraph" style:parent-style-name="Text_20_body" style:list-style-name="List_20_1"/>
    <style:style style:name="P55" style:family="paragraph" style:parent-style-name="Text_20_body" style:list-style-name="List_20_1"/>
    <style:style style:name="P56" style:family="paragraph" style:parent-style-name="Text_20_body" style:list-style-name="List_20_1"/>
    <style:style style:name="P57" style:family="paragraph" style:parent-style-name="Text_20_body" style:list-style-name="List_20_1"/>
    <style:style style:name="P58" style:family="paragraph" style:parent-style-name="Text_20_body" style:list-style-name="List_20_1"/>
    <style:style style:name="P59" style:family="paragraph" style:parent-style-name="Text_20_body" style:list-style-name="List_20_1"/>
    <style:style style:name="P60" style:family="paragraph" style:parent-style-name="Text_20_body" style:list-style-name="List_20_1"/>
    <style:style style:name="P61" style:family="paragraph" style:parent-style-name="Text_20_body" style:list-style-name="List_20_1"/>
    <style:style style:name="P62" style:family="paragraph" style:parent-style-name="Text_20_body" style:list-style-name="List_20_1"/>
    <style:style style:name="P63" style:family="paragraph" style:parent-style-name="Text_20_body" style:list-style-name="List_20_1"/>
    <style:style style:name="P64" style:family="paragraph" style:parent-style-name="Text_20_body" style:list-style-name="List_20_1"/>
    <style:style style:name="P65" style:family="paragraph" style:parent-style-name="Text_20_body" style:list-style-name="List_20_1"/>
    <style:style style:name="P66" style:family="paragraph" style:parent-style-name="Text_20_body" style:list-style-name="List_20_1"/>
    <style:style style:name="P67" style:family="paragraph" style:parent-style-name="Text_20_body" style:list-style-name="List_20_1"/>
    <style:style style:name="P68" style:family="paragraph" style:parent-style-name="Text_20_body" style:list-style-name="List_20_1"/>
    <style:style style:name="P69" style:family="paragraph" style:parent-style-name="Text_20_body" style:list-style-name="List_20_1"/>
    <style:style style:name="P70" style:family="paragraph" style:parent-style-name="Text_20_body" style:list-style-name="List_20_1"/>
    <style:style style:name="P71" style:family="paragraph" style:parent-style-name="Text_20_body" style:list-style-name="List_20_1"/>
    <style:style style:name="P72" style:family="paragraph" style:parent-style-name="Text_20_body" style:list-style-name="List_20_1"/>
    <style:style style:name="P73" style:family="paragraph" style:parent-style-name="Text_20_body" style:list-style-name="List_20_1"/>
    <style:style style:name="P74" style:family="paragraph" style:parent-style-name="Text_20_body" style:list-style-name="List_20_1"/>
    <style:style style:name="P75" style:family="paragraph" style:parent-style-name="Text_20_body" style:list-style-name="List_20_1"/>
    <style:style style:name="P76" style:family="paragraph" style:parent-style-name="Text_20_body" style:list-style-name="List_20_1"/>
    <style:style style:name="P77" style:family="paragraph" style:parent-style-name="Text_20_body" style:list-style-name="List_20_1"/>
    <style:style style:name="P78" style:family="paragraph" style:parent-style-name="Text_20_body" style:list-style-name="List_20_1"/>
    <style:style style:name="P79" style:family="paragraph" style:parent-style-name="Text_20_body" style:list-style-name="List_20_1"/>
    <style:style style:name="P80" style:family="paragraph" style:parent-style-name="Text_20_body" style:list-style-name="List_20_1"/>
    <style:style style:name="P81" style:family="paragraph" style:parent-style-name="Text_20_body" style:list-style-name="List_20_1"/>
    <style:style style:name="P82" style:family="paragraph" style:parent-style-name="Text_20_body" style:list-style-name="List_20_1"/>
    <style:style style:name="P83" style:family="paragraph" style:parent-style-name="Text_20_body" style:list-style-name="List_20_1"/>
    <style:style style:name="P84" style:family="paragraph" style:parent-style-name="Text_20_body" style:list-style-name="List_20_1"/>
    <style:style style:name="P85" style:family="paragraph" style:parent-style-name="Text_20_body" style:list-style-name="List_20_1"/>
    <style:style style:name="P86" style:family="paragraph" style:parent-style-name="Text_20_body" style:list-style-name="List_20_1"/>
    <style:style style:name="P87" style:family="paragraph" style:parent-style-name="Text_20_body" style:list-style-name="List_20_1"/>
    <style:style style:name="P88" style:family="paragraph" style:parent-style-name="Text_20_body" style:list-style-name="List_20_1"/>
    <style:style style:name="P89" style:family="paragraph" style:parent-style-name="Text_20_body" style:list-style-name="List_20_1"/>
    <style:style style:name="P90" style:family="paragraph" style:parent-style-name="Text_20_body" style:list-style-name="List_20_1"/>
    <style:style style:name="P91" style:family="paragraph" style:parent-style-name="Text_20_body" style:list-style-name="List_20_1"/>
    <style:style style:name="P92" style:family="paragraph" style:parent-style-name="Text_20_body" style:list-style-name="List_20_1"/>
    <style:style style:name="P93" style:family="paragraph" style:parent-style-name="Text_20_body" style:list-style-name="List_20_1"/>
    <style:style style:name="P94" style:family="paragraph" style:parent-style-name="Text_20_body" style:list-style-name="List_20_1"/>
    <style:style style:name="P95" style:family="paragraph" style:parent-style-name="Text_20_body" style:list-style-name="List_20_1"/>
    <style:style style:name="P96" style:family="paragraph" style:parent-style-name="Text_20_body" style:list-style-name="List_20_1"/>
    <style:style style:name="P97" style:family="paragraph" style:parent-style-name="Text_20_body" style:list-style-name="List_20_1"/>
    <style:style style:name="P98" style:family="paragraph" style:parent-style-name="Text_20_body" style:list-style-name="List_20_1"/>
    <style:style style:name="P99" style:family="paragraph" style:parent-style-name="Text_20_body" style:list-style-name="List_20_1"/>
    <style:style style:name="P100" style:family="paragraph" style:parent-style-name="Text_20_body" style:list-style-name="List_20_1"/>
    <style:style style:name="P101" style:family="paragraph" style:parent-style-name="Text_20_body" style:list-style-name="List_20_1"/>
    <style:style style:name="P102" style:family="paragraph" style:parent-style-name="Text_20_body" style:list-style-name="List_20_1"/>
    <style:style style:name="P103" style:family="paragraph" style:parent-style-name="Text_20_body" style:list-style-name="List_20_1"/>
    <style:style style:name="P104" style:family="paragraph" style:parent-style-name="Text_20_body" style:list-style-name="List_20_1"/>
    <style:style style:name="P105" style:family="paragraph" style:parent-style-name="Text_20_body" style:list-style-name="List_20_1"/>
    <style:style style:name="P106" style:family="paragraph" style:parent-style-name="Text_20_body" style:list-style-name="List_20_1"/>
    <style:style style:name="P107" style:family="paragraph" style:parent-style-name="Text_20_body" style:list-style-name="List_20_1"/>
    <style:style style:name="P108" style:family="paragraph" style:parent-style-name="Text_20_body" style:list-style-name="List_20_1"/>
    <style:style style:name="P109" style:family="paragraph" style:parent-style-name="Text_20_body" style:list-style-name="List_20_1"/>
    <style:style style:name="P110" style:family="paragraph" style:parent-style-name="Text_20_body" style:list-style-name="List_20_1"/>
    <style:style style:name="P111" style:family="paragraph" style:parent-style-name="Text_20_body" style:list-style-name="List_20_1"/>
    <style:style style:name="P112" style:family="paragraph" style:parent-style-name="Text_20_body" style:list-style-name="List_20_1"/>
    <style:style style:name="P113" style:family="paragraph" style:parent-style-name="Text_20_body" style:list-style-name="List_20_1"/>
    <style:style style:name="P114" style:family="paragraph" style:parent-style-name="Text_20_body" style:list-style-name="List_20_1"/>
    <style:style style:name="P115" style:family="paragraph" style:parent-style-name="Text_20_body" style:list-style-name="List_20_1"/>
    <style:style style:name="P116" style:family="paragraph" style:parent-style-name="Text_20_body" style:list-style-name="List_20_1"/>
    <style:style style:name="P117" style:family="paragraph" style:parent-style-name="Text_20_body" style:list-style-name="List_20_1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h text:style-name="P4" text:outline-level="1">Pokročilejší architektury</text:h>
      <text:h text:style-name="Heading_20_2" text:outline-level="2">Koncepce podle von Neumanna</text:h>
      <text:list text:style-name="List_20_1">
        <text:list-item>
          <text:p text:style-name="P5">Aktivní částí stroje je pouze procesor</text:p>
        </text:list-item>
        <text:list-item>
          <text:p text:style-name="P5">Procesor (CPU) realizuje instrukce</text:p>
        </text:list-item>
        <text:list-item>
          <text:p text:style-name="P5">Instrukce je posloupnost elementárních operací</text:p>
        </text:list-item>
        <text:list-item>
          <text:p text:style-name="P5">Elementární operace provádí funkční blok CPU</text:p>
        </text:list-item>
      </text:list>
      <text:p text:style-name="Text_20_body"><text:span text:style-name="T1">Základní nedostatek koncepce:</text:span> postupné provádění operací</text:p>
      <text:p text:style-name="Text_20_body">Má-li stroj N částí, v každém taktu <text:span text:style-name="T2">n-1</text:span> části čeká</text:p>
      <text:h text:style-name="Heading_20_3" text:outline-level="3">Výkonnostní rovnice CPU</text:h>
      <text:p text:style-name="Text_20_body"><text:span text:style-name="T1">T = IC x CPI x CT</text:span><text:tab/><text:tab/><text:tab/><text:tab/><text:span text:style-name="T2">(Iron Law)</text:span></text:p>
      <text:p text:style-name="Text_20_body">T - doba vykonání programu</text:p>
      <text:p text:style-name="Text_20_body">IC - počet instrukci (velikost programu)<text:tab/><text:tab/><text:span text:style-name="T2">Architektura</text:span></text:p>
      <text:p text:style-name="Text_20_body">CPI - počet taktu na instrukci<text:tab/><text:tab/><text:tab/><text:span text:style-name="T2">Implementace</text:span></text:p>
      <text:p text:style-name="Text_20_body">CT - doba trvání taktu<text:tab/><text:tab/><text:tab/><text:tab/><text:span text:style-name="T2">Realizace</text:span></text:p>
      <text:h text:style-name="Heading_20_3" text:outline-level="3">Vykonání instrukcí</text:h>
      <text:p text:style-name="Text_20_body">Instrukce se vykonává ve dvou fázích –<text:span text:style-name="T1"> vytáhni</text:span> a <text:span text:style-name="T1">vykonej</text:span><text:span text:style-name="T3"> (fetch - execute)</text:span></text:p>
      <text:h text:style-name="Heading_20_4" text:outline-level="4">IF – instruction fetch</text:h>
      <text:list text:style-name="List_20_1">
        <text:list-item text:start-value="1">
          <text:p text:style-name="P5">obsah programového čítače se odešle jednotce styku s operační pamětí</text:p>
        </text:list-item>
        <text:list-item>
          <text:p text:style-name="P5">instrukce je vytažena z paměti do instruction registru (IR)</text:p>
        </text:list-item>
      </text:list>
      <text:h text:style-name="Heading_20_4" text:outline-level="4">ID – instruction decode</text:h>
      <text:list text:style-name="List_20_1">
        <text:list-item text:start-value="1">
          <text:p text:style-name="P5">provedou se souběžně dva úkony: instrukce se dekóduje a operandy se vytáhnou z architektonických registru</text:p>
        </text:list-item>
        <text:list-item>
          <text:p text:style-name="P5">jedná-li se o instrukci podmíněného skoku: zkontroluje se splnění podmínky skoku (při vytažení obsahu registru) a vypočítá se adresa cíle skoku (program counter + offset)</text:p>
        </text:list-item>
      </text:list>
      <text:h text:style-name="Heading_20_4" text:outline-level="4">EX - Execute</text:h>
      <text:p text:style-name="Text_20_body">v závislosti na typu instrukce</text:p>
      <text:list text:style-name="List_20_1">
        <text:list-item text:start-value="1">
          <text:p text:style-name="P5">instrukce LS: vypočítá se efektivní adresa</text:p>
        </text:list-item>
        <text:list-item>
          <text:p text:style-name="P5">ALU instrukce: vykoná se</text:p>
          <text:list>
            <text:list-item>
              <text:p text:style-name="P5">registr</text:p>
            </text:list-item>
            <text:list-item>
              <text:p text:style-name="P5">bezprostřední operand</text:p>
            </text:list-item>
          </text:list>
        </text:list-item>
      </text:list>
      <text:h text:style-name="Heading_20_4" text:outline-level="4">MA – Memory Access</text:h>
      <text:p text:style-name="Text_20_body">v závislosti na typu instrukce:</text:p>
      <text:list text:style-name="List_20_1">
        <text:list-item text:start-value="1">
          <text:p text:style-name="P5"><text:span text:style-name="T1">LOAD</text:span> – čtení z paměti podle efektivní adresy</text:p>
        </text:list-item>
        <text:list-item>
          <text:p text:style-name="P5"><text:span text:style-name="T1">STORE</text:span> – uložení operandu do paměti podle efektivní adresy</text:p>
        </text:list-item>
      </text:list>
      <text:h text:style-name="Heading_20_4" text:outline-level="4">WB – Write Back</text:h>
      <text:p text:style-name="Text_20_body">v závislosti na typu instrukce:</text:p>
      <text:list text:style-name="List_20_1">
        <text:list-item text:start-value="1">
          <text:p text:style-name="P5"><text:span text:style-name="T1">LOAD</text:span> – zápis hodnoty do architektonického registru</text:p>
        </text:list-item>
        <text:list-item>
          <text:p text:style-name="P5"><text:span text:style-name="T1">ALU</text:span> – zápis výsledku do architektonického registru</text:p>
        </text:list-item>
      </text:list>
      <text:p text:style-name="Text_20_body"><text:span text:style-name="T1">Shrnutí:</text:span> Řídící instrukce trvá 2 takty, STORE instrukce trvá 4 takty, ostatní instrukce 5 taktů</text:p>
      <text:p text:style-name="Text_20_body"><text:span text:style-name="T1">Příklad:</text:span> Skoků je 12%, STORE 10% -&gt; CPI = 4.54</text:p>
      <text:h text:style-name="Heading_20_2" text:outline-level="2"><text:soft-page-break/>Možnosti zvýšení výkonu výpočetního systému</text:h>
      <text:list text:style-name="List_20_1">
        <text:list-item text:start-value="1">
          <text:p text:style-name="P5">zvýšit taktovací frekvenci CPU</text:p>
        </text:list-item>
        <text:list-item>
          <text:p text:style-name="P5">zvětšit stupeň paralelizace</text:p>
        </text:list-item>
        <text:list-item>
          <text:p text:style-name="P23">HW realizovat (str. 12) ??</text:p>
        </text:list-item>
        <text:list-item>
          <text:p text:style-name="P24">překrývání operací</text:p>
          <text:list>
            <text:list-item>
              <text:p text:style-name="P5">před dokončením momentálně zpracovávané operace je zahájena operace následující</text:p>
            </text:list-item>
            <text:list-item>
              <text:p text:style-name="P5">základní a relativně nekomplikovaný způsob</text:p>
            </text:list-item>
            <text:list-item>
              <text:p text:style-name="P5">zvýšení efektivity práce je poměrně male</text:p>
            </text:list-item>
            <text:list-item>
              <text:p text:style-name="P5">Bylo použito už u CPU Intel 8086, překrytí fází vytáhni-vykonej</text:p>
            </text:list-item>
          </text:list>
        </text:list-item>
        <text:list-item>
          <text:p text:style-name="P24">proudové zpracování</text:p>
          <text:list>
            <text:list-item>
              <text:p text:style-name="P5">operace je rozdělena na posloupnost nezávislých úkonů</text:p>
            </text:list-item>
            <text:list-item>
              <text:p text:style-name="P5">každý úkon musí trvat přibližně stejně dlouho</text:p>
            </text:list-item>
            <text:list-item>
              <text:p text:style-name="P5">operace se musí vyskytovat dostatečně často</text:p>
            </text:list-item>
          </text:list>
        </text:list-item>
        <text:list-item>
          <text:p text:style-name="P24">paralelní zpracovaní</text:p>
          <text:list>
            <text:list-item>
              <text:p text:style-name="P5">operace se provádějí souběžně</text:p>
            </text:list-item>
            <text:list-item>
              <text:p text:style-name="P5">vyžaduje zásadní změny v architektuře procesoru</text:p>
            </text:list-item>
            <text:list-item>
              <text:p text:style-name="P5">principiální problem – jak nakrmit mnohahlavou saň</text:p>
            </text:list-item>
          </text:list>
        </text:list-item>
        <text:list-item>
          <text:p text:style-name="P5">podstatou našich snah je zvyšovaní výkonu stroje</text:p>
        </text:list-item>
      </text:list>
      <text:p text:style-name="Text_20_body_20_indent">Hamletovská otázka: Být či nebýt zpětně kompatibilní.</text:p>
      <text:list text:style-name="List_20_1">
        <text:list-item text:start-value="1">
          <text:p text:style-name="P5">uživatele jednoznačně žádají kompatibilitu, což je problém ... a velký</text:p>
        </text:list-item>
        <text:list-item>
          <text:p text:style-name="P5">Architektura CISC neumožňuje proudové či paralelní zpracování</text:p>
        </text:list-item>
      </text:list>
      <text:h text:style-name="Heading_20_2" text:outline-level="2">Instrukce CISC architektury</text:h>
      <text:list text:style-name="List_20_1">
        <text:list-item text:start-value="1">
          <text:p text:style-name="P5">dekódování je časově náročné</text:p>
          <text:list>
            <text:list-item>
              <text:p text:style-name="P5">instrukce jsou příliš komplexní</text:p>
            </text:list-item>
            <text:list-item>
              <text:p text:style-name="P5">mají proměnnou délku</text:p>
            </text:list-item>
          </text:list>
        </text:list-item>
        <text:list-item>
          <text:p text:style-name="P5">pracuje s operandy v operační paměti</text:p>
        </text:list-item>
        <text:list-item>
          <text:p text:style-name="P5">příliš komplikované (KISS – Keep It Simple, Stupid!)</text:p>
        </text:list-item>
      </text:list>
      <text:h text:style-name="Heading_20_4" text:outline-level="4">Řešení a'la Intel</text:h>
      <text:p text:style-name="P2">CPU se skládá ze dvou částí</text:p>
      <text:list text:style-name="List_20_1">
        <text:list-item text:start-value="1">
          <text:p text:style-name="P5">první zpracovává původní CISC instrukce</text:p>
          <text:list>
            <text:list-item>
              <text:p text:style-name="P5">provede dekódovaní</text:p>
            </text:list-item>
            <text:list-item>
              <text:p text:style-name="P5">převede instrukce na RISC u-operace</text:p>
            </text:list-item>
          </text:list>
        </text:list-item>
        <text:list-item>
          <text:p text:style-name="P5">druhá zpracovává RISC operace</text:p>
        </text:list-item>
      </text:list>
      <text:h text:style-name="Heading_20_2" text:outline-level="2">Vývojové etapy CPU</text:h>
      <text:list text:style-name="List_20_1">
        <text:list-item text:start-value="1">
          <text:p text:style-name="P24">Sub-skalární</text:p>
          <text:list>
            <text:list-item>
              <text:p text:style-name="P5">sekvenční vydávání a vykonávání</text:p>
            </text:list-item>
            <text:list-item>
              <text:p text:style-name="P5">méně než jedna instrukce za takt</text:p>
            </text:list-item>
          </text:list>
        </text:list-item>
        <text:list-item>
          <text:p text:style-name="P24">Skalární</text:p>
          <text:list>
            <text:list-item>
              <text:p text:style-name="P5">sekvenční vydávání a paralelní vykonávání</text:p>
            </text:list-item>
            <text:list-item>
              <text:p text:style-name="P5">max. jedna instrukce za takt</text:p>
            </text:list-item>
          </text:list>
        </text:list-item>
        <text:list-item>
          <text:p text:style-name="P117">Super-skalární</text:p>
          <text:list>
            <text:list-item>
              <text:p text:style-name="P5">paralelní vydávání i vykonávání</text:p>
            </text:list-item>
            <text:list-item>
              <text:p text:style-name="P5">více jak jedna instrukce za takt</text:p>
            </text:list-item>
          </text:list>
        </text:list-item>
      </text:list>
      <text:p text:style-name="P2">Co můžeme proudově zpracovat? - V zásadě cokoliv pro co platí:</text:p>
      <text:list text:style-name="List_20_1">
        <text:list-item text:start-value="1">
          <text:list>
            <text:list-item text:start-value="1">
              <text:p text:style-name="P5">rozdělitelné na posloupnost nezávislých úkonů</text:p>
            </text:list-item>
            <text:list-item>
              <text:p text:style-name="P5">provádí se skutečně často</text:p>
            </text:list-item>
          </text:list>
        </text:list-item>
        <text:list-item>
          <text:p text:style-name="P5">proudové zpracování ALU instrukcí</text:p>
        </text:list-item>
        <text:list-item>
          <text:p text:style-name="P5">vykonávání instrukcí</text:p>
        </text:list-item>
        <text:list-item>
          <text:p text:style-name="P5">přístup do paměti (komplikované)</text:p>
        </text:list-item>
      </text:list>
      <text:h text:style-name="Heading_20_2" text:outline-level="2">Generický instrukční cyklus:</text:h>
      <text:p text:style-name="P2">Instrukce se provede v několika krocích:</text:p>
      <text:list text:style-name="List_20_1">
        <text:list-item text:start-value="1">
          <text:p text:style-name="P5"><text:span text:style-name="T1">IF</text:span> – Instruction Fetch, 6 taktů</text:p>
        </text:list-item>
        <text:list-item>
          <text:p text:style-name="P5"><text:span text:style-name="T1">ID</text:span> – Instruction Decode, 2 takty</text:p>
        </text:list-item>
        <text:list-item>
          <text:p text:style-name="P5"><text:span text:style-name="T1">AG</text:span> – Address Generation (výpočet adres), 9 taktů</text:p>
        </text:list-item>
        <text:list-item>
          <text:p text:style-name="P5"><text:span text:style-name="T1">EX</text:span> – Execution, 5 taktů</text:p>
        </text:list-item>
        <text:list-item>
          <text:p text:style-name="P5"><text:span text:style-name="T1">WB</text:span> – Write Back, 9 taktů</text:p>
        </text:list-item>
      </text:list>
      <text:p text:style-name="P3">Jak to vylepšit? Bez proudové linky 31 taktů, s ní je to jen 9 taktů.</text:p>
      <text:h text:style-name="Heading_20_2" text:outline-level="2">Problémy proudového zpracování</text:h>
      <text:list text:style-name="List_20_1">
        <text:list-item text:start-value="1">
          <text:p text:style-name="P24">Datový konflikt</text:p>
          <text:list>
            <text:list-item>
              <text:p text:style-name="P5">RAW</text:p>
              <text:list>
                <text:list-header>
                  <text:p text:style-name="P5">add R1,R2,R3 <text:tab/># pravá závislost</text:p>
                  <text:p text:style-name="P5">sub R5, R1, R4 <text:tab/># kompilátor</text:p>
                </text:list-header>
              </text:list>
            </text:list-item>
            <text:list-item>
              <text:p text:style-name="P5">WAR</text:p>
              <text:list>
                <text:list-header>
                  <text:p text:style-name="P5">mul R1, R2, R3 <text:tab/># nepravá závislost</text:p>
                  <text:p text:style-name="P5">add R2, R4,R5 <text:tab/># přejmenování registru</text:p>
                </text:list-header>
              </text:list>
            </text:list-item>
            <text:list-item>
              <text:p text:style-name="P5">WAW</text:p>
              <text:list>
                <text:list-header>
                  <text:p text:style-name="P5">fmul F1 F2 F3 <text:tab/># nepravá závislost</text:p>
                  <text:p text:style-name="P5">fadd F1, F4, F5 <text:tab/># přejmenování registrů</text:p>
                </text:list-header>
              </text:list>
            </text:list-item>
          </text:list>
        </text:list-item>
        <text:list-item>
          <text:p text:style-name="P24">Řídící konflikt (závislost)</text:p>
          <text:list>
            <text:list-item>
              <text:p text:style-name="P5">opožděný skok</text:p>
            </text:list-item>
            <text:list-item>
              <text:p text:style-name="P5">instrukce podmíněného skoku</text:p>
              <text:list>
                <text:list-item>
                  <text:p text:style-name="P5">může změnit posloupnost vykonávání instrukcí</text:p>
                </text:list-item>
                <text:list-item>
                  <text:p text:style-name="P5">podmínka pro rozhodnuti se vyhodnotí se zpožděním</text:p>
                </text:list-item>
                <text:list-item>
                  <text:p text:style-name="P5">vyprázdnění a opětné naplnění linky degraduje výkon</text:p>
                </text:list-item>
                <text:list-item>
                  <text:p text:style-name="P5">instrukcí skoku je cca 10-25% (takže mnoho!)</text:p>
                </text:list-item>
                <text:list-item>
                  <text:p text:style-name="P5">řešení: metoda opožděného skoku, tzn. opozdit skok o jednu instrukci</text:p>
                </text:list-item>
                <text:list-item>
                  <text:p text:style-name="P5">u skalárního procesoru se o to postará kompilátor</text:p>
                </text:list-item>
              </text:list>
            </text:list-item>
          </text:list>
        </text:list-item>
        <text:list-item>
          <text:p text:style-name="P24">Strukturní závislost</text:p>
          <text:list>
            <text:list-item>
              <text:p text:style-name="P5">situace kdy instrukce vyžaduje prostředek, který je ještě používán rozpracovanou instrukcí</text:p>
            </text:list-item>
            <text:list-item>
              <text:p text:style-name="P5">např. dvě instrukce dělení za sebou.</text:p>
            </text:list-item>
          </text:list>
        </text:list-item>
      </text:list>
      <text:h text:style-name="Heading_20_2" text:outline-level="2"><text:soft-page-break/>Superskalární procesory</text:h>
      <text:h text:style-name="Heading_20_3" text:outline-level="3">Limitující faktory proudového zpracování</text:h>
      <text:list text:style-name="List_20_1">
        <text:list-item text:start-value="1">
          <text:p text:style-name="P5">datové zavilosti</text:p>
        </text:list-item>
        <text:list-item>
          <text:p text:style-name="P5">řídící závislosti</text:p>
        </text:list-item>
        <text:list-item>
          <text:p text:style-name="P5">strukturní závislost – způsobují zastavování proudové linky</text:p>
        </text:list-item>
        <text:list-item>
          <text:p text:style-name="P5">důsledek: méně než jedna instrukce za takt</text:p>
        </text:list-item>
        <text:list-item>
          <text:p text:style-name="P5">podstatou problému je neoptimální plnění proudové linky</text:p>
        </text:list-item>
      </text:list>
      <text:h text:style-name="Heading_20_3" text:outline-level="3">Instrukce lze rozdělit na tři skupiny</text:h>
      <text:list text:style-name="List_20_1">
        <text:list-item text:start-value="1">
          <text:p text:style-name="P5">Aritmeticko-logické s čísly v pevném formátu</text:p>
        </text:list-item>
        <text:list-item>
          <text:p text:style-name="P5">Aritmetické s čísly ve formátu s plovoucí desetinnou čárkou (tečkou)</text:p>
        </text:list-item>
        <text:list-item>
          <text:p text:style-name="P5">zajišťují styk s operační pamětí (RAM)</text:p>
        </text:list-item>
      </text:list>
      <text:h text:style-name="Heading_20_3" text:outline-level="3">Replikace jednotek</text:h>
      <text:list text:style-name="List_20_1">
        <text:list-item text:start-value="1">
          <text:p text:style-name="P5">30-40% instrukcí pracuje s celými čísly</text:p>
        </text:list-item>
        <text:list-item>
          <text:p text:style-name="P5">Některé instrukce jsou časově náročnější</text:p>
        </text:list-item>
        <text:list-item>
          <text:p text:style-name="P5">Replikované jednotky nejsou zcela identické</text:p>
          <text:list>
            <text:list-item>
              <text:p text:style-name="P5">jedna je plnohodnotná</text:p>
            </text:list-item>
            <text:list-item>
              <text:p text:style-name="P5">druhá ma redukovaný počet funkcí</text:p>
            </text:list-item>
          </text:list>
        </text:list-item>
        <text:list-item>
          <text:p text:style-name="P5">Dosáhneme zvýšení výkonu a lepšího plnění jednotek</text:p>
        </text:list-item>
      </text:list>
      <text:h text:style-name="Heading_20_3" text:outline-level="3" text:is-list-header="true">Závislosti a problémy</text:h>
      <text:list text:style-name="List_20_1">
        <text:list-item text:start-value="1">
          <text:p text:style-name="P5">Některé závislosti se podařilo omezit</text:p>
          <text:list>
            <text:list-item>
              <text:p text:style-name="P5">strukturní závislosti</text:p>
            </text:list-item>
            <text:list-item>
              <text:p text:style-name="P5">datové závislosti</text:p>
            </text:list-item>
          </text:list>
        </text:list-item>
        <text:list-item>
          <text:p text:style-name="P5">Některé se staly kritickými</text:p>
          <text:list>
            <text:list-item>
              <text:p text:style-name="P5">řídící závislost nelze řešit opožděním skoku</text:p>
            </text:list-item>
          </text:list>
        </text:list-item>
        <text:list-item>
          <text:p text:style-name="P5">Sekvenční vydávání nestačí zásobovat linku</text:p>
        </text:list-item>
      </text:list>
      <text:h text:style-name="Heading_20_3" text:outline-level="3">Plnění linky</text:h>
      <text:list text:style-name="List_20_1">
        <text:list-item text:start-value="1">
          <text:p text:style-name="P5">v zásadě dva možné přístupy</text:p>
          <text:list>
            <text:list-item>
              <text:p text:style-name="P5">vydávací/dekódovací jednotka</text:p>
              <text:list>
                <text:list-item>
                  <text:p text:style-name="P5">dekóduje instrukci</text:p>
                </text:list-item>
                <text:list-item>
                  <text:p text:style-name="P5">zkontroluje výskyt závislosti</text:p>
                </text:list-item>
              </text:list>
            </text:list-item>
          </text:list>
        </text:list-item>
        <text:list-item>
          <text:p text:style-name="P5">předběžné zpracování vydávací jednotky</text:p>
        </text:list-item>
        <text:list-item>
          <text:p text:style-name="P5">načte instrukci a provede charakterizaci 4-7 bitu</text:p>
        </text:list-item>
      </text:list>
      <text:h text:style-name="Heading_20_3" text:outline-level="3">Paralelní vydávání</text:h>
      <text:list text:style-name="List_20_1">
        <text:list-item text:start-value="1">
          <text:p text:style-name="P5">s blokováním</text:p>
        </text:list-item>
        <text:list-item>
          <text:p text:style-name="P5">se zakládání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ndale Sans UI1" svg:font-family="'Andale Sans UI'"/>
    <style:font-face style:name="StarSymbol" svg:font-family="StarSymbol"/>
    <style:font-face style:name="Nimbus Roman No9 L" svg:font-family="'Nimbus Roman No9 L'" style:font-adornments="Běžné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Tučné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Sans L" fo:font-size="12pt" fo:language="cs" fo:country="CZ" style:letter-kerning="true" style:font-name-asian="DejaVu Sans2" style:font-size-asian="12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list-style-name="" style:class="text" style:master-page-name="">
      <style:paragraph-properties fo:margin-top="0cm" fo:margin-bottom="0.109cm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Nimbus Roman No9 L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499cm" fo:margin-right="0cm" fo:text-indent="0cm" style:auto-text-indent="false"/>
      <style:text-properties fo:font-style="oblique"/>
    </style:style>
    <style:style style:name="List_20_Indent" style:display-name="List Indent" style:family="paragraph" style:parent-style-name="Text_20_body" style:list-style-name="List_20_1" style:class="text" style:master-page-name="">
      <style:paragraph-properties fo:margin-left="0.199cm" fo:margin-right="0cm" fo:margin-top="0cm" fo:margin-bottom="0cm" style:line-spacing="0.041cm" fo:keep-together="always" fo:text-indent="0cm" style:auto-text-indent="false" style:page-number="auto" fo:background-color="transparent" style:shadow="none">
        <style:tab-stops/>
        <style:background-image/>
      </style:paragraph-properties>
      <style:text-properties style:font-name="Nimbus Roman No9 L" fo:font-size="11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6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52cm" fo:margin-bottom="0.15cm" fo:text-align="center" style:justify-single-word="false" style:page-number="auto"/>
      <style:text-properties style:font-name="DejaVu Sans" fo:font-size="170%" fo:language="cs" fo:country="CZ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319cm" fo:margin-bottom="0.06cm"/>
      <style:text-properties style:font-name="DejaVu Sans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62cm" style:type="center"/>
          <style:tab-stop style:position="19.126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fo:text-align="center" style:justify-single-word="false" fo:keep-together="always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br." style:family="paragraph" style:parent-style-name="Caption">
      <style:text-properties style:font-name="Nimbus Roman No9 L" fo:font-size="11pt" fo:font-style="normal" style:font-weight-asian="normal"/>
    </style:style>
    <style:style style:name="Code" style:family="paragraph" style:parent-style-name="Text_20_body" style:class="text" style:master-page-name="">
      <style:paragraph-properties style:page-number="auto" fo:background-color="transparent">
        <style:background-image/>
      </style:paragraph-properties>
      <style:text-properties style:letter-kerning="false" fo:background-color="#cccccc"/>
    </style:style>
    <style:style style:name="normal" style:family="paragraph" style:parent-style-name="Standard">
      <style:paragraph-properties fo:margin-top="0.101cm" fo:margin-bottom="0.101cm" fo:line-height="0.499cm" fo:text-align="start" style:justify-single-word="false">
        <style:tab-stops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5.001cm"/>
          <style:tab-stop style:position="6.001cm"/>
          <style:tab-stop style:position="7.001cm"/>
        </style:tab-stops>
      </style:paragraph-properties>
      <style:text-properties fo:color="#000000" style:font-name="Verdana" fo:font-size="10pt" style:font-name-asian="Verdana" style:font-name-complex="Verdana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0.199cm" fo:margin-bottom="0.049cm" style:page-number="auto"/>
      <style:text-properties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ode" style:family="text">
      <style:text-properties style:font-name="Nimbus Roman No9 L" fo:font-size="11pt" fo:background-color="#cccccc"/>
    </style:style>
    <style:style style:name="Graphics" style:family="graphic">
      <style:graphic-properties svg:width="18.999cm" style:rel-width="100%" svg:height="27.229cm" fo:min-height="100%" text:anchor-type="paragraph" svg:x="0cm" svg:y="0cm" fo:margin-top="0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>
      <text:outline-level-style text:level="1" style:num-prefix="(" style:num-suffix=")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bullet text:level="2" text:style-name="Bullet_20_Symbols" text:bullet-char="–">
        <style:list-level-properties text:space-before="0.501cm" text:min-label-width="0.499cm"/>
        <style:text-properties style:font-name="Nimbus Sans L1"/>
      </text:list-level-style-bullet>
      <text:list-level-style-number text:level="3" text:style-name="Numbering_20_Symbols" style:num-suffix=")" style:num-format="1">
        <style:list-level-properties text:space-before="1cm" text:min-label-width="0.499cm"/>
      </text:list-level-style-number>
      <text:list-level-style-number text:level="4" text:style-name="Numbering_20_Symbols" style:num-suffix=")" style:num-format="1">
        <style:list-level-properties text:space-before="1.501cm" text:min-label-width="0.499cm"/>
      </text:list-level-style-number>
      <text:list-level-style-number text:level="5" text:style-name="Numbering_20_Symbols" style:num-suffix=")" style:num-format="1">
        <style:list-level-properties text:space-before="2cm" text:min-label-width="0.499cm"/>
      </text:list-level-style-number>
      <text:list-level-style-number text:level="6" text:style-name="Numbering_20_Symbols" style:num-suffix=")" style:num-format="1">
        <style:list-level-properties text:space-before="2.501cm" text:min-label-width="0.499cm"/>
      </text:list-level-style-number>
      <text:list-level-style-number text:level="7" text:style-name="Numbering_20_Symbols" style:num-suffix=")" style:num-format="1">
        <style:list-level-properties text:space-before="3.001cm" text:min-label-width="0.499cm"/>
      </text:list-level-style-number>
      <text:list-level-style-number text:level="8" text:style-name="Numbering_20_Symbols" style:num-suffix=")" style:num-format="1">
        <style:list-level-properties text:space-before="3.502cm" text:min-label-width="0.499cm"/>
      </text:list-level-style-number>
      <text:list-level-style-number text:level="9" text:style-name="Numbering_20_Symbols" style:num-suffix=")" style:num-format="1">
        <style:list-level-properties text:space-before="4.001cm" text:min-label-width="0.499cm"/>
      </text:list-level-style-number>
      <text:list-level-style-number text:level="10" text:style-name="Numbering_20_Symbols" style:num-suffix=")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min-label-width="0.3cm"/>
        <style:text-properties style:font-name="StarSymbol1"/>
      </text:list-level-style-bullet>
      <text:list-level-style-bullet text:level="2" text:style-name="Bullet_20_Symbols" text:bullet-char="–">
        <style:list-level-properties text:space-before="0.4cm" text:min-label-width="0.3cm"/>
        <style:text-properties style:font-name="Nimbus Sans L1"/>
      </text:list-level-style-bullet>
      <text:list-level-style-bullet text:level="3" text:style-name="Bullet_20_Symbols" text:bullet-char="-">
        <style:list-level-properties text:space-before="0.799cm" text:min-label-width="0.3cm"/>
        <style:text-properties style:font-name="Nimbus Sans L1"/>
      </text:list-level-style-bullet>
      <text:list-level-style-bullet text:level="4" text:style-name="Bullet_20_Symbols" text:bullet-char="•">
        <style:list-level-properties text:space-before="1.199cm" text:min-label-width="0.3cm"/>
        <style:text-properties style:font-name="StarSymbol1"/>
      </text:list-level-style-bullet>
      <text:list-level-style-bullet text:level="5" text:style-name="Bullet_20_Symbols" text:bullet-char="•">
        <style:list-level-properties text:space-before="1.6cm" text:min-label-width="0.3cm"/>
        <style:text-properties style:font-name="StarSymbol1"/>
      </text:list-level-style-bullet>
      <text:list-level-style-bullet text:level="6" text:style-name="Bullet_20_Symbols" text:bullet-char="•">
        <style:list-level-properties text:space-before="2cm" text:min-label-width="0.3cm"/>
        <style:text-properties style:font-name="StarSymbol1"/>
      </text:list-level-style-bullet>
      <text:list-level-style-bullet text:level="7" text:style-name="Bullet_20_Symbols" text:bullet-char="•">
        <style:list-level-properties text:space-before="2.399cm" text:min-label-width="0.3cm"/>
        <style:text-properties style:font-name="StarSymbol1"/>
      </text:list-level-style-bullet>
      <text:list-level-style-bullet text:level="8" text:style-name="Bullet_20_Symbols" text:bullet-char="•">
        <style:list-level-properties text:space-before="2.799cm" text:min-label-width="0.3cm"/>
        <style:text-properties style:font-name="StarSymbol1"/>
      </text:list-level-style-bullet>
      <text:list-level-style-bullet text:level="9" text:style-name="Bullet_20_Symbols" text:bullet-char="•">
        <style:list-level-properties text:space-before="3.2cm" text:min-label-width="0.3cm"/>
        <style:text-properties style:font-name="StarSymbol1"/>
      </text:list-level-style-bullet>
      <text:list-level-style-bullet text:level="10" text:style-name="Bullet_20_Symbols" text:bullet-char="•">
        <style:list-level-properties text:space-before="3.6cm" text:min-label-width="0.3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DejaVu Sans1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0.9cm" fo:margin-bottom="0.7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7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kastrix</dc:title>
    <meta:creation-date>2007-10-30T17:21:57</meta:creation-date>
    <dc:date>2007-11-09T08:47:11</dc:date>
    <meta:editing-cycles>51</meta:editing-cycles>
    <meta:editing-duration>PT1H53M31S</meta:editing-duration>
    <meta:template xlink:type="simple" xlink:actuate="onRequest" xlink:href="../../.ooo-2.0/user/template/kastrix.ott" xlink:title="kastrix" meta:date="2007-10-30T17:21:56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54" meta:word-count="798" meta:character-count="5584"/>
  </office:meta>
</office:document-meta>
</file>